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table:number-columns-spanned="3" table:number-rows-spanned="1"/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https://www.exploit-db.com/exploits/42998/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42999/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3000/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42766/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42765/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2764/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2763/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42759/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42758/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42479/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42481/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2478/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2477/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42476/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42475/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2474/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2473/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42472/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42471/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42470/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2469/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2468/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42467/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42466/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42465/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42464/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2459/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42481/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0990/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0785/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40604/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0602/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0786/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0787/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42246/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40797/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40773/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0784/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40603/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40880/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2763/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40948/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0875/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2481/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0947/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0605/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1357/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1454/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40761/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41623/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2459/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42759/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https://www.exploit-db.com/exploits/42758/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42479/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s://www.exploit-db.com/exploits/40793/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ore</text:p>
          </table:table-cell>
        </table:table-row>
        <table:table-row table:style-name="ro1" table:number-rows-repeated="104851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4:44:26.313525269</meta:creation-date>
    <dc:date>2017-11-01T15:23:31.534663990</dc:date>
    <meta:editing-duration>PT34M35S</meta:editing-duration>
    <meta:editing-cycles>4</meta:editing-cycles>
    <meta:generator>LibreOffice/4.2.8.2$Linux_X86_64 LibreOffice_project/420m0$Build-2</meta:generator>
    <meta:document-statistic meta:table-count="1" meta:cell-count="165" meta:object-count="0"/>
  </office:meta>
</office:document-meta>
</file>